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600000337EE40EA4459FE7ED6.png" manifest:media-type="image/png"/>
  <manifest:file-entry manifest:full-path="Pictures/100002010000025400000072A124857F7F863499.png" manifest:media-type="image/png"/>
  <manifest:file-entry manifest:full-path="Pictures/10000201000001BB00000233A757CC4D45AF621B.png" manifest:media-type="image/png"/>
  <manifest:file-entry manifest:full-path="Pictures/10000201000003690000026832EB1A373F2981FD.png" manifest:media-type="image/png"/>
  <manifest:file-entry manifest:full-path="Pictures/1000020100000780000004386B8CEF43F06FA28C.png" manifest:media-type="image/png"/>
  <manifest:file-entry manifest:full-path="Pictures/10000201000001F1000001E28D110A43215CE228.png" manifest:media-type="image/png"/>
  <manifest:file-entry manifest:full-path="Pictures/100002010000025E000000F01DF1485B6B9619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8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827cm" svg:y="0.185cm" svg:width="15.769cm" svg:height="3.016cm" draw:z-index="1"><draw:image xlink:href="Pictures/100002010000025400000072A124857F7F863499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3" text:anchor-type="paragraph" svg:x="-0.115cm" svg:y="0.115cm" svg:width="17cm" svg:height="19.704cm" draw:z-index="0"><draw:image xlink:href="Pictures/10000201000002C600000337EE40EA4459FE7ED6.png" xlink:type="simple" xlink:show="embed" xlink:actuate="onLoad" loext:mime-type="image/x-vclgraphic"/></draw:frame></text:p>
      <text:p text:style-name="Standard"/>
      <text:p text:style-name="Standard"><text:soft-page-break/></text:p>
      <text:p text:style-name="Standard"/>
      <text:p text:style-name="Standard"><draw:frame draw:style-name="fr1" draw:name="Image4" text:anchor-type="paragraph" svg:x="0.18cm" svg:y="10.074cm" svg:width="11.721cm" svg:height="14.896cm" draw:z-index="2"><draw:image xlink:href="Pictures/10000201000001BB00000233A757CC4D45AF621B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5" text:anchor-type="paragraph" svg:x="0.43cm" svg:y="-1.014cm" svg:width="15.769cm" svg:height="9.313cm" draw:z-index="3"><draw:image xlink:href="Pictures/10000201000003690000026832EB1A373F2981F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0.021cm" svg:y="5.025cm" svg:width="16.06cm" svg:height="16.656cm" draw:z-index="5"><draw:image xlink:href="Pictures/1000020100000780000004386B8CEF43F06FA28C.png" xlink:type="simple" xlink:show="embed" xlink:actuate="onLoad" loext:mime-type="image/png"/></draw:frame><draw:frame draw:style-name="fr1" draw:name="Image8" text:anchor-type="paragraph" svg:x="0.265cm" svg:y="0.635cm" svg:width="11.021cm" svg:height="3.36cm" draw:z-index="6"><draw:image xlink:href="Pictures/100002010000025E000000F01DF1485B6B96190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6" text:anchor-type="paragraph" svg:x="1.616cm" svg:y="0.397cm" svg:width="13.15cm" svg:height="12.753cm" draw:z-index="4"><draw:image xlink:href="Pictures/10000201000001F1000001E28D110A43215CE22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3:36:45.684645876</meta:creation-date>
    <dc:date>2020-10-26T17:11:00.379827295</dc:date>
    <meta:editing-duration>PT1H3M2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